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0cm"/>
    </style:style>
    <style:style style:name="gr2" style:family="graphic" style:parent-style-name="standard">
      <style:graphic-properties draw:fill-color="#85c3ff" draw:textarea-horizontal-align="justify" draw:textarea-vertical-align="middle" draw:auto-grow-height="false" fo:min-height="3.306cm" fo:min-width="0.135cm"/>
    </style:style>
    <style:style style:name="gr3" style:family="graphic" style:parent-style-name="standard">
      <style:graphic-properties draw:fill-color="#85c3ff" draw:textarea-horizontal-align="justify" draw:textarea-vertical-align="middle" draw:auto-grow-height="false" fo:min-height="0.385cm" fo:min-width="2.294cm"/>
    </style:style>
    <style:style style:name="gr4" style:family="graphic" style:parent-style-name="standard">
      <style:graphic-properties draw:textarea-horizontal-align="justify" draw:textarea-vertical-align="middle" draw:auto-grow-height="false" fo:min-height="0.639cm" fo:min-width="0cm"/>
    </style:style>
    <style:style style:name="gr5" style:family="graphic" style:parent-style-name="standard">
      <style:graphic-properties draw:stroke="solid" svg:stroke-color="#000000" draw:fill-color="#b2b2b2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85c3ff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127cm" svg:height="1.016cm" draw:transform="rotate (1.5707963267949) translate (6.668cm 4.044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1.016cm" draw:transform="rotate (1.5707963267949) translate (6.668cm 1.24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3.556cm" svg:x="1.194cm" svg:y="0.8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94cm" svg:height="0.635cm" svg:x="0.127cm" svg:y="0.194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94cm" svg:height="0.635cm" svg:x="0.1cm" svg:y="4.324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27cm" svg:height="0.889cm" svg:x="7.77cm" svg:y="4.1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27cm" svg:height="0.889cm" svg:x="6.527cm" svg:y="4.1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27cm" svg:height="0.889cm" svg:x="7.771cm" svg:y="0.1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27cm" svg:height="0.889cm" svg:x="6.528cm" svg:y="0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3.556cm" svg:x="6.86cm" svg:y="0.8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94cm" svg:height="0.635cm" svg:x="5.793cm" svg:y="0.193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94cm" svg:height="0.635cm" svg:x="5.766cm" svg:y="4.323cm">
          <text:p text:style-name="P1"><text:s/></text:p>
          <draw:enhanced-geometry svg:viewBox="0 0 21600 21600" draw:type="rectangle" draw:enhanced-path="M 0 0 L 21600 0 21600 21600 0 21600 0 0 Z N"/>
        </draw:custom-shape>
        <draw:polygon draw:style-name="gr5" draw:text-style-name="P3" draw:layer="layout" svg:width="0.634cm" svg:height="0.634cm" svg:x="6.221cm" svg:y="0.828cm" svg:viewBox="0 0 635 635" draw:points="635,0 635,635 508,508 508,127 127,127 0,0">
          <text:p/>
        </draw:polygon>
        <draw:polygon draw:style-name="gr5" draw:text-style-name="P3" draw:layer="layout" svg:width="0.634cm" svg:height="0.634cm" draw:transform="rotate (-3.14159265358979) translate (6.857cm 4.323cm)" svg:viewBox="0 0 635 635" draw:points="0,0 0,635 127,508 127,127 508,127 635,0">
          <text:p/>
        </draw:polygon>
        <draw:polygon draw:style-name="gr5" draw:text-style-name="P3" draw:layer="layout" svg:width="0.634cm" svg:height="0.634cm" draw:transform="rotate (-3.14159265358979) translate (8.128cm 4.321cm)" svg:viewBox="0 0 635 635" draw:points="635,0 635,635 508,508 508,127 127,127 0,0">
          <text:p/>
        </draw:polygon>
        <draw:polygon draw:style-name="gr5" draw:text-style-name="P3" draw:layer="layout" svg:width="0.634cm" svg:height="0.634cm" svg:x="7.497cm" svg:y="0.829cm" svg:viewBox="0 0 635 635" draw:points="0,0 0,635 127,508 127,127 508,127 635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636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12:03:33.243495342</meta:creation-date>
    <dc:date>2017-03-01T12:23:40.107469393</dc:date>
    <meta:editing-duration>PT16M39S</meta:editing-duration>
    <meta:editing-cycles>5</meta:editing-cycles>
    <meta:generator>LibreOffice/5.3.0.3$Linux_X86_64 LibreOffice_project/30m0$Build-3</meta:generator>
    <meta:document-statistic meta:object-count="16"/>
  </office:meta>
</office:document-meta>
</file>